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9"/>
    <style:style style:name="ce4" style:family="table-cell" style:parent-style-name="Default" style:data-style-name="N44"/>
    <style:style style:name="ce5" style:family="table-cell" style:parent-style-name="Default" style:data-style-name="N0">
      <style:text-properties fo:color="#808080"/>
    </style:style>
    <style:style style:name="ce6" style:family="table-cell" style:parent-style-name="Default" style:data-style-name="N0">
      <style:table-cell-properties fo:border="thin solid #000000" fo:background-color="#DDDDDD"/>
      <style:text-properties fo:color="#333333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DDDDDD"/>
      <style:text-properties fo:color="#333333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37">
      <style:table-cell-properties fo:border="thin solid #000000" fo:background-color="#DDDDDD"/>
      <style:text-properties fo:color="#333333"/>
    </style:style>
    <style:style style:name="ce10" style:family="table-cell" style:parent-style-name="Default" style:data-style-name="N38">
      <style:table-cell-properties fo:border="thin solid #000000" fo:background-color="#DDDDDD"/>
      <style:text-properties fo:color="#333333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color="#333333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333333"/>
    </style:style>
    <style:style style:name="ce13" style:family="table-cell" style:parent-style-name="Default" style:data-style-name="N40">
      <style:table-cell-properties fo:border="thin solid #000000" fo:background-color="#999966"/>
      <style:text-properties fo:color="#FFFFFF"/>
    </style:style>
    <style:style style:name="ce14" style:family="table-cell" style:parent-style-name="Default" style:data-style-name="N44">
      <style:table-cell-properties fo:border="thin solid #000000" fo:background-color="#999966"/>
      <style:text-properties fo:color="#FFFFFF"/>
    </style:style>
    <style:style style:name="ce15" style:family="table-cell" style:parent-style-name="Default" style:data-style-name="N39">
      <style:table-cell-properties fo:border="thin solid #000000" fo:background-color="#999966"/>
      <style:text-properties fo:color="#FFFFFF"/>
    </style:style>
    <style:style style:name="ce16" style:family="table-cell" style:parent-style-name="Default" style:data-style-name="N41">
      <style:table-cell-properties fo:border="thin solid #000000" fo:background-color="#66FF66"/>
      <style:text-properties fo:color="#FF0066"/>
    </style:style>
    <style:style style:name="ce17" style:family="table-cell" style:parent-style-name="Default" style:data-style-name="N44">
      <style:table-cell-properties fo:border="thin solid #000000" fo:background-color="#DDDDDD"/>
      <style:text-properties fo:color="#333333"/>
    </style:style>
    <style:style style:name="ce18" style:family="table-cell" style:parent-style-name="Default" style:data-style-name="N36">
      <style:table-cell-properties fo:border="thin solid #000000" fo:background-color="#DDDDDD"/>
      <style:text-properties fo:color="#333333"/>
    </style:style>
    <style:style style:name="ce19" style:family="table-cell" style:parent-style-name="Default" style:data-style-name="N42">
      <style:table-cell-properties fo:border="thin solid #000000" fo:background-color="#66FF66"/>
      <style:text-properties fo:color="#FF0066"/>
    </style:style>
    <style:style style:name="ce20" style:family="table-cell" style:parent-style-name="Default" style:data-style-name="N43">
      <style:table-cell-properties fo:border="thin solid #000000" fo:background-color="#66FF66"/>
      <style:text-properties fo:color="#FF0066"/>
    </style:style>
    <style:style style:name="ce21" style:family="table-cell" style:parent-style-name="Default" style:data-style-name="N42"/>
    <style:style style:name="ce22" style:family="table-cell" style:parent-style-name="Default" style:data-style-name="N43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7.43479166666667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3.439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fessionne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arif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float" office:value="350" table:style-name="ce2">
            <text:p>350,00 €/jr</text:p>
          </table:table-cell>
          <table:table-cell office:value-type="float" office:value="50" table:formula="of:=[.C3]/7" table:style-name="ce3">
            <text:p>50,00 €/h</text:p>
          </table:table-cell>
          <table:table-cell office:value-type="float" office:value="7500" table:formula="of:=[.D3]*150" table:style-name="ce4">
            <text:p>7500,00 €/mois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Moi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4" table:number-columns-repeated="16375" table:default-cell-style-name="ce1"/>
        <table:table-row table:style-name="ro1">
          <table:table-cell/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2">
          <table:table-cell/>
          <table:table-cell office:value-type="string" table:style-name="ce6">
            <text:p>Temps travail (max)</text:p>
          </table:table-cell>
          <table:table-cell table:style-name="ce7"/>
          <table:table-cell table:style-name="ce8"/>
          <table:table-cell office:value-type="string" table:style-name="ce6">
            <text:p>Temps travail réf. (vidéo de 3,5min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Semaine</text:p>
          </table:table-cell>
          <table:table-cell office:value-type="float" office:value="2" table:style-name="ce9">
            <text:p>2 h/jr</text:p>
          </table:table-cell>
          <table:table-cell table:style-name="ce8"/>
          <table:table-cell office:value-type="float" office:value="150" table:style-name="ce10">
            <text:p>150,0 h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7">
            <text:p>Week-end</text:p>
          </table:table-cell>
          <table:table-cell office:value-type="float" office:value="5" table:style-name="ce9">
            <text:p>5 h/jr</text:p>
          </table:table-cell>
          <table:table-cell table:style-name="ce8"/>
          <table:table-cell office:value-type="string" table:style-name="ce6">
            <text:p>Durée de la vidéo souhaitée (min)</text:p>
          </table:table-cell>
          <table:table-cell table:number-columns-repeated="16379" table:style-name="ce1"/>
        </table:table-row>
        <table:table-row table:style-name="ro3">
          <table:table-cell/>
          <table:table-cell table:style-name="ce11"/>
          <table:table-cell table:style-name="ce12"/>
          <table:table-cell table:style-name="ce8"/>
          <table:table-cell office:value-type="float" office:value="4" table:style-name="ce13">
            <text:p>4,00 min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7">
            <text:p>Total (semaine)</text:p>
          </table:table-cell>
          <table:table-cell office:value-type="float" office:value="20" table:formula="of:=5*[.C3]+2*[.C4]" table:style-name="ce10">
            <text:p>20,0 h</text:p>
          </table:table-cell>
          <table:table-cell office:value-type="string" table:style-name="ce8">
            <text:p><text:s/></text:p>
          </table:table-cell>
          <table:table-cell office:value-type="string" table:style-name="ce6">
            <text:p>Temps travail pour cette vidé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">
            <text:p>Total (mois)</text:p>
          </table:table-cell>
          <table:table-cell office:value-type="float" office:value="86.6" table:formula="of:=4.33*[.C6]" table:style-name="ce10">
            <text:p>86,6 h</text:p>
          </table:table-cell>
          <table:table-cell table:style-name="ce8"/>
          <table:table-cell office:value-type="float" office:value="171.42857142857142" table:formula="of:=[.E3]*[.E5]/3.5" table:style-name="ce10">
            <text:p>171,4 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Tarif</text:p>
          </table:table-cell>
          <table:table-cell table:style-name="ce7"/>
          <table:table-cell table:style-name="ce1"/>
          <table:table-cell office:value-type="string" table:style-name="ce6">
            <text:p>Tarif pour la vidéo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float" office:value="1500" table:style-name="ce14">
            <text:p>1500,00 €/mois</text:p>
          </table:table-cell>
          <table:table-cell office:value-type="float" office:value="17.321016166281755" table:formula="of:=[.B10]/[.C7]" table:style-name="ce15">
            <text:p>17,32 €/h</text:p>
          </table:table-cell>
          <table:table-cell table:style-name="ce1"/>
          <table:table-cell office:value-type="currency" office:value="2969.3170570768721" table:formula="of:=[.C10]*[.E7]" table:style-name="ce16">
            <text:p>2 969,32 €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Equivalent temps plein</text:p>
          </table:table-cell>
          <table:table-cell table:style-name="ce7"/>
          <table:table-cell table:style-name="ce1"/>
          <table:table-cell office:value-type="string" table:style-name="ce6">
            <text:p>Délai pour la vidéo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/>
          <table:table-cell office:value-type="float" office:value="2598.1524249422632" table:formula="of:=[.B10]*150/[.C7]" table:style-name="ce17">
            <text:p>2598,15 €/mois</text:p>
          </table:table-cell>
          <table:table-cell office:value-type="float" office:value="121.24711316397229" table:formula="of:=[.C10]*7" table:style-name="ce18">
            <text:p>121,25 €/jr</text:p>
          </table:table-cell>
          <table:table-cell table:style-name="ce1"/>
          <table:table-cell office:value-type="float" office:value="1.9795447047179149" table:formula="of:=[.E7]/[.C7]" table:style-name="ce19">
            <text:p>1,98 mois</text:p>
          </table:table-cell>
          <table:table-cell office:value-type="float" office:value="8.5714285714285712" table:formula="of:=[.E13]*[.C7]/[.C6]" table:style-name="ce20">
            <text:p>8,57 semaine(s)</text:p>
          </table:table-cell>
          <table:table-cell table:style-name="ce1"/>
          <table:table-cell office:value-type="float" office:value="2.9693170570768723" table:formula="of:=[.E13]*1.5" table:style-name="ce21">
            <text:p>2,97 mois</text:p>
          </table:table-cell>
          <table:table-cell office:value-type="float" office:value="12.857142857142858" table:formula="of:=[.F13]*1.5" table:style-name="ce22">
            <text:p>12,86 semaine(s)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/>
      <number:text> €/jr</number:text>
    </number:number-style>
    <number:number-style style:name="N37">
      <number:number number:decimal-places="0" number:min-integer-digits="0">
        <number:embedded-text number:position="0"> h/jr</number:embedded-text>
      </number:number>
    </number:number-style>
    <number:number-style style:name="N38">
      <number:number number:decimal-places="1" number:min-integer-digits="1"/>
      <number:text> h</number:text>
    </number:number-style>
    <number:number-style style:name="N39">
      <number:number number:decimal-places="2" number:min-integer-digits="1"/>
      <number:text> €/h</number:text>
    </number:number-style>
    <number:number-style style:name="N40">
      <number:number number:decimal-places="2" number:min-integer-digits="1"/>
      <number:text> min</number:text>
    </number:number-style>
    <number:currency-style style:name="N41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P0"/>
    </number:currency-style>
    <number:number-style style:name="N42">
      <number:number number:decimal-places="2" number:min-integer-digits="1"/>
      <number:text> mois</number:text>
    </number:number-style>
    <number:number-style style:name="N43">
      <number:number number:decimal-places="2" number:min-integer-digits="1"/>
      <number:text> semaine(s)</number:text>
    </number:number-style>
    <number:number-style style:name="N44">
      <number:number number:decimal-places="2" number:min-integer-digits="1"/>
      <number:text> €/mois</number:text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rien PEYROUTY</meta:initial-creator>
    <dc:creator>Adrien</dc:creator>
    <meta:creation-date>2015-05-29T14:08:26Z</meta:creation-date>
    <dc:date>2015-05-30T15:52:14Z</dc:date>
    <meta:editing-cycles>4</meta:editing-cycles>
    <meta:editing-duration>PT10127S</meta:editing-duration>
  </office:meta>
</office:document-meta>
</file>